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ppear to be male?</text:p>
          </table:table-cell>
          <table:table-cell office:value-type="string" calcext:value-type="string">
            <text:p>have any facial hair?</text:p>
          </table:table-cell>
          <table:table-cell office:value-type="string" calcext:value-type="string">
            <text:p>look older than 20?</text:p>
          </table:table-cell>
          <table:table-cell office:value-type="string" calcext:value-type="string">
            <text:p>look older than 40?</text:p>
          </table:table-cell>
          <table:table-cell office:value-type="string" calcext:value-type="string">
            <text:p>have brown hair?</text:p>
          </table:table-cell>
          <table:table-cell office:value-type="string" calcext:value-type="string">
            <text:p>look overweight?</text:p>
          </table:table-cell>
          <table:table-cell office:value-type="string" calcext:value-type="string">
            <text:p>have blonde hair?</text:p>
          </table:table-cell>
          <table:table-cell office:value-type="string" calcext:value-type="string">
            <text:p>look like a fighter?</text:p>
          </table:table-cell>
          <table:table-cell office:value-type="string" calcext:value-type="string">
            <text:p>have rather pale skin?</text:p>
          </table:table-cell>
          <table:table-cell office:value-type="string" calcext:value-type="string">
            <text:p>have red hair?</text:p>
          </table:table-cell>
          <table:table-cell office:value-type="string" calcext:value-type="string">
            <text:p>hold a weapon?</text:p>
          </table:table-cell>
          <table:table-cell office:value-type="string" calcext:value-type="string">
            <text:p>carry something (excluding sword)?</text:p>
          </table:table-cell>
          <table:table-cell office:value-type="string" calcext:value-type="string">
            <text:p>wear very few items of clothing?</text:p>
          </table:table-cell>
          <table:table-cell office:value-type="string" calcext:value-type="string">
            <text:p>have something on/covering their head?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d Stark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hl Drogo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ert Baratheon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onn</text:p>
          </table:table-cell>
        </table:table-row>
        <table:table-row table:style-name="ro1"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ansa Star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serys Targaryen</text:p>
          </table:table-cell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rya Stark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Cersei Lannister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do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aerys Targaryen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ywi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aqen H’Gha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Littlefinge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isandr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tannis Baratheon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Samwell Tarley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on Sno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rio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ffrey “Baratheon”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ienne of Tarth</text:p>
          </table:table-cell>
        </table:table-row>
        <table:table-row table:style-name="ro1"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gritte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Jaime Lannister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he Hound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Robb Stark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d Stark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hl Drogo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ert Baratheon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Bronn</text:p>
          </table:table-cell>
        </table:table-row>
        <table:table-row table:style-name="ro1"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ansa Stark</text:p>
          </table:table-cell>
        </table:table-row>
        <table:table-row table:style-name="ro1"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serys Targaryen</text:p>
          </table:table-cell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rya Stark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Cersei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dor</text:p>
          </table:table-cell>
        </table:table-row>
        <table:table-row table:style-name="ro1"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aerys Targaryen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wi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aqen H’Gha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Littlefinge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isandr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Stannis Barathe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amwell Tarley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number-columns-repeated="12" office:value-type="string" calcext:value-type="string">
            <text:p>no</text:p>
          </table:table-cell>
          <table:table-cell office:value-type="string" calcext:value-type="string">
            <text:p>Jon Sno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rio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ffrey “Baratheon”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Brienne of Tarth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gritte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Jaime Lanniste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he Hound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Robb Stark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d Stark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hl Drogo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ert Baratheon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onn</text:p>
          </table:table-cell>
        </table:table-row>
        <table:table-row table:style-name="ro1"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ansa Star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serys Targaryen</text:p>
          </table:table-cell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rya Stark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Cersei Lannister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do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aerys Targaryen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ywi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aqen H’Gha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Littlefinge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isandr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tannis Baratheon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Samwell Tarley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on Sno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rio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ffrey “Baratheon”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ienne of Tarth</text:p>
          </table:table-cell>
        </table:table-row>
        <table:table-row table:style-name="ro1"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gritte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Jaime Lannister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he Hound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Robb Stark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d Stark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hl Drogo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ert Baratheon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onn</text:p>
          </table:table-cell>
        </table:table-row>
        <table:table-row table:style-name="ro1"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ansa Star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serys Targaryen</text:p>
          </table:table-cell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rya Stark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Cersei Lannister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do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aerys Targaryen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ywi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aqen H’Gha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Littlefinge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isandr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tannis Baratheon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Samwell Tarley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on Sno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rio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ffrey “Baratheon”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ienne of Tarth</text:p>
          </table:table-cell>
        </table:table-row>
        <table:table-row table:style-name="ro1"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gritte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Jaime Lannister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he Hound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Robb Stark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d Stark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hl Drogo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ert Baratheon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Bronn</text:p>
          </table:table-cell>
        </table:table-row>
        <table:table-row table:style-name="ro1"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ansa Stark</text:p>
          </table:table-cell>
        </table:table-row>
        <table:table-row table:style-name="ro1"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serys Targaryen</text:p>
          </table:table-cell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rya Stark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Cersei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dor</text:p>
          </table:table-cell>
        </table:table-row>
        <table:table-row table:style-name="ro1"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aerys Targaryen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wi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aqen H’Gha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Littlefinge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isandr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Stannis Baratheon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amwell Tarley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number-columns-repeated="12" office:value-type="string" calcext:value-type="string">
            <text:p>no</text:p>
          </table:table-cell>
          <table:table-cell office:value-type="string" calcext:value-type="string">
            <text:p>Jon Sno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rio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ffrey “Baratheon”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Brienne of Tarth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gritte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Jaime Lanniste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he Hound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Robb Stark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d Stark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hl Drogo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ert Baratheon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onn</text:p>
          </table:table-cell>
        </table:table-row>
        <table:table-row table:style-name="ro1">
          <table:table-cell table:number-columns-repeated="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ansa Star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Viserys Targaryen</text:p>
          </table:table-cell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Arya Stark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Cersei Lannister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do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aerys Targaryen</text:p>
          </table:table-cell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ywi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aqen H’Ghar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Littlefinger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isandr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tannis Baratheon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Samwell Tarley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Jon Snow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Tyrion Lanniste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ffrey “Baratheon”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Brienne of Tarth</text:p>
          </table:table-cell>
        </table:table-row>
        <table:table-row table:style-name="ro1"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gritte</text:p>
          </table:table-cell>
        </table:table-row>
        <table:table-row table:style-name="ro1"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Jaime Lannister</text:p>
          </table:table-cell>
        </table:table-row>
        <table:table-row table:style-name="ro1"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he Hound</text:p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Robb St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1:05:06.705972934</meta:creation-date>
    <dc:date>2017-10-11T01:07:10.566493057</dc:date>
    <meta:editing-duration>PT2M4S</meta:editing-duration>
    <meta:editing-cycles>1</meta:editing-cycles>
    <meta:document-statistic meta:table-count="1" meta:cell-count="2174" meta:object-count="0"/>
    <meta:generator>LibreOffice/5.2.7.2$Linux_X86_64 LibreOffice_project/20$Build-2</meta:generator>
  </office:meta>
</office:document-meta>
</file>